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language="zxx" fo:country="none" fo:font-style="italic" fo:font-weight="bold" officeooo:rsid="0015f7ab" officeooo:paragraph-rsid="0015f7ab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tyle="italic" fo:font-weight="bold" officeooo:paragraph-rsid="0015f7ab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officeooo:rsid="0015f7ab" officeooo:paragraph-rsid="0015f7ab"/>
    </style:style>
    <style:style style:name="P4" style:family="paragraph" style:parent-style-name="Standard">
      <style:paragraph-properties fo:text-align="center" style:justify-single-word="false"/>
      <style:text-properties style:font-name="Times New Roman" officeooo:rsid="0015f7ab" officeooo:paragraph-rsid="0015f7ab"/>
    </style:style>
    <style:style style:name="P5" style:family="paragraph" style:parent-style-name="Standard">
      <style:paragraph-properties fo:text-align="start" style:justify-single-word="false"/>
      <style:text-properties style:font-name="Times New Roman" officeooo:rsid="0016f1b7" officeooo:paragraph-rsid="0016f1b7"/>
    </style:style>
    <style:style style:name="P6" style:family="paragraph" style:parent-style-name="Standard">
      <style:paragraph-properties fo:text-align="start" style:justify-single-word="false"/>
      <style:text-properties style:font-name="Times New Roman" fo:language="zxx" fo:country="none" fo:font-weight="bold" officeooo:rsid="0016f1b7" officeooo:paragraph-rsid="0016f1b7" style:language-asian="zxx" style:country-asian="none" style:font-weight-asian="bold" style:language-complex="zxx" style:country-complex="none" style:font-weight-complex="bold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language="zxx" fo:country="none" officeooo:rsid="0015f7ab" style:language-asian="zxx" style:country-asian="none" style:language-complex="zxx" style:country-complex="none"/>
    </style:style>
    <style:style style:name="T3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4" style:family="text">
      <style:text-properties fo:font-variant="normal" fo:text-transform="none" fo:color="#000000" loext:opacity="100%" fo:font-size="14pt" fo:letter-spacing="normal"/>
    </style:style>
    <style:style style:name="T5" style:family="text">
      <style:text-properties officeooo:rsid="00174ce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Анотация на дисертационна тема:</text:p>
      <text:p text:style-name="P2"><text:span text:style-name="T2">"</text:span><text:span text:style-name="T4">Методи и средства за изграждане на операционна система за вградени системи в реално време базирана на асемблер</text:span><text:span text:style-name="T2">"</text:span></text:p>
      <text:p text:style-name="P3"><text:span text:style-name="T1">Изготвил: </text:span><text:span text:style-name="T3">маг. инж. Веселин Станчев </text:span></text:p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pan text:style-name="T3">Професионално направление: 5.3 Комуникационна и компютърна техника</text:span></text:p>
      <text:p text:style-name="P6">Докторска програма: Компютърни системи, комплекси и мрежи</text:p>
      <text:p text:style-name="P6">Форма на обучение: самостоятелна</text:p>
      <text:p text:style-name="P6">Първично звено: <text:span text:style-name="T5">к</text:span>атедра <text:span text:style-name="T5">К</text:span>омпютърни системи и технологии, ФЕА ТУ-Пловдив</text:p>
      <text:p text:style-name="P5"/>
      <text:p text:style-name="P6">дата: <text:s text:c="90"/>Изготвил: </text:p>
      <text:p text:style-name="P5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2T20:56:36.354025313</meta:creation-date>
    <dc:date>2024-03-19T05:53:46.966286181</dc:date>
    <meta:editing-duration>PT1H3M40S</meta:editing-duration>
    <meta:editing-cycles>3</meta:editing-cycles>
    <meta:generator>LibreOffice/7.4.7.2$Linux_X86_64 LibreOffice_project/40$Build-2</meta:generator>
    <meta:document-statistic meta:table-count="0" meta:image-count="0" meta:object-count="0" meta:page-count="1" meta:paragraph-count="8" meta:word-count="55" meta:character-count="511" meta:non-whitespace-character-count="372"/>
  </office:meta>
</office:document-meta>
</file>